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adornments="Negrita" style:font-family-generic="swiss"/>
    <style:font-face style:name="Arial" svg:font-family="Arial"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907cm" table:align="left"/>
    </style:style>
    <style:style style:name="Tabla1.A" style:family="table-column">
      <style:table-column-properties style:column-width="2.699cm"/>
    </style:style>
    <style:style style:name="Tabla1.B" style:family="table-column">
      <style:table-column-properties style:column-width="10.398cm"/>
    </style:style>
    <style:style style:name="Tabla1.C" style:family="table-column">
      <style:table-column-properties style:column-width="3.81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Resumen">
      <style:text-properties officeooo:rsid="00045ce2" officeooo:paragraph-rsid="00045ce2"/>
    </style:style>
    <style:style style:name="P2" style:family="paragraph" style:parent-style-name="Textos">
      <style:text-properties officeooo:rsid="00045ce2" officeooo:paragraph-rsid="00045ce2"/>
    </style:style>
    <style:style style:name="P3" style:family="paragraph" style:parent-style-name="Textos">
      <style:text-properties officeooo:rsid="0004b93c" officeooo:paragraph-rsid="0004b93c"/>
    </style:style>
    <style:style style:name="P4" style:family="paragraph" style:parent-style-name="Textos">
      <style:text-properties officeooo:rsid="0005c39b" officeooo:paragraph-rsid="0005c39b"/>
    </style:style>
    <style:style style:name="P5" style:family="paragraph" style:parent-style-name="Textos">
      <style:text-properties officeooo:rsid="0005ef05" officeooo:paragraph-rsid="0005ef05"/>
    </style:style>
    <style:style style:name="P6" style:family="paragraph" style:parent-style-name="Textos">
      <style:text-properties officeooo:rsid="00079ccd" officeooo:paragraph-rsid="00079ccd"/>
    </style:style>
    <style:style style:name="P7" style:family="paragraph" style:parent-style-name="Textos">
      <style:text-properties officeooo:rsid="0007a605" officeooo:paragraph-rsid="0007a605"/>
    </style:style>
    <style:style style:name="P8" style:family="paragraph" style:parent-style-name="Textos">
      <style:paragraph-properties fo:break-before="page"/>
      <style:text-properties officeooo:rsid="0005ef05" officeooo:paragraph-rsid="0005ef05"/>
    </style:style>
    <style:style style:name="P9" style:family="paragraph" style:parent-style-name="Nivel_20_1">
      <style:text-properties officeooo:rsid="0004b93c" officeooo:paragraph-rsid="0004b93c"/>
    </style:style>
    <style:style style:name="P10" style:family="paragraph" style:parent-style-name="Nivel_20_1">
      <style:text-properties officeooo:rsid="0005ef05" officeooo:paragraph-rsid="0005ef05"/>
    </style:style>
    <style:style style:name="P11" style:family="paragraph" style:parent-style-name="Cuerpo_20_Resumen">
      <style:text-properties officeooo:rsid="00045ce2" officeooo:paragraph-rsid="00045ce2"/>
    </style:style>
    <style:style style:name="P12" style:family="paragraph" style:parent-style-name="Cuerpo_20_Resumen">
      <style:text-properties officeooo:paragraph-rsid="00045ce2"/>
    </style:style>
    <style:style style:name="P13" style:family="paragraph" style:parent-style-name="PieTablaIlustraciones">
      <style:text-properties officeooo:rsid="00079ccd" officeooo:paragraph-rsid="00079ccd"/>
    </style:style>
    <style:style style:name="P14" style:family="paragraph" style:parent-style-name="Table_20_Contents">
      <style:paragraph-properties fo:text-align="justify" style:justify-single-word="false"/>
      <style:text-properties style:font-name="Arial" officeooo:rsid="0005ef05" officeooo:paragraph-rsid="0005ef05" style:font-size-asian="10.5pt"/>
    </style:style>
    <style:style style:name="P15" style:family="paragraph" style:parent-style-name="Table_20_Contents">
      <style:paragraph-properties fo:text-align="justify" style:justify-single-word="false"/>
      <style:text-properties style:font-name="Arial" officeooo:rsid="00079ccd" officeooo:paragraph-rsid="00079ccd" style:font-size-asian="10.5pt"/>
    </style:style>
    <style:style style:name="P16" style:family="paragraph" style:parent-style-name="Autores_20_Nombre">
      <style:text-properties officeooo:rsid="00045ce2" officeooo:paragraph-rsid="00045ce2"/>
    </style:style>
    <style:style style:name="P17" style:family="paragraph" style:parent-style-name="Titulo">
      <style:text-properties officeooo:rsid="00045ce2" officeooo:paragraph-rsid="00045ce2"/>
    </style:style>
    <style:style style:name="P18" style:family="paragraph" style:parent-style-name="Nivel_20_2">
      <style:text-properties officeooo:rsid="00079ccd" officeooo:paragraph-rsid="00079ccd"/>
    </style:style>
    <style:style style:name="P19" style:family="paragraph" style:parent-style-name="Nivel_20_2">
      <style:text-properties officeooo:rsid="0007a605" officeooo:paragraph-rsid="0007a605"/>
    </style:style>
    <style:style style:name="P20" style:family="paragraph" style:parent-style-name="Autores">
      <style:text-properties officeooo:rsid="00045ce2" officeooo:paragraph-rsid="00045ce2"/>
    </style:style>
    <style:style style:name="T1" style:family="text">
      <style:text-properties officeooo:rsid="00045ce2"/>
    </style:style>
    <style:style style:name="T2" style:family="text">
      <style:text-properties officeooo:rsid="0005c39b"/>
    </style:style>
    <style:style style:name="T3" style:family="text">
      <style:text-properties officeooo:rsid="0005ef05"/>
    </style:style>
    <style:style style:name="T4" style:family="text">
      <style:text-properties officeooo:rsid="00079c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studio comparativo de enfriamiento de CPU's con líquido y transferencia de calor al líquido</text:p>
      <text:p text:style-name="P16"/>
      <text:p text:style-name="P20"/>
      <text:p text:style-name="P16">Nombre autores</text:p>
      <text:p text:style-name="P20">Afiliaciones</text:p>
      <text:p text:style-name="P1"/>
      <text:p text:style-name="P11"/>
      <text:p text:style-name="Resumen">RESUMEN: </text:p>
      <text:p text:style-name="P12"><text:span text:style-name="T1">aquí va el resumen.</text:span></text:p>
      <text:p text:style-name="P1">PALABRAS CLAVE:</text:p>
      <text:p text:style-name="P11">aquí van las palabras clave.</text:p>
      <text:p text:style-name="Textos"/>
      <text:p text:style-name="P1">ABSTRACT: </text:p>
      <text:p text:style-name="P11">aquí va el abstract.</text:p>
      <text:p text:style-name="P1">KEYWORDS:</text:p>
      <text:p text:style-name="P11">aquí van las palabras clave</text:p>
      <text:p text:style-name="P2"/>
      <text:p text:style-name="P2"/>
      <text:p text:style-name="P9">1. OBJETIVO:</text:p>
      <text:p text:style-name="P3">En los centros de supercomputación, la refrigeración de los procesadores supone un coste muy alto. Dentro del proyecto Life-<text:span text:style-name="T3">e</text:span>co<text:span text:style-name="T3">R</text:span>ae<text:span text:style-name="T3">e</text:span>, concrétamente dentro de la acción B4 y más específicamente en el Demostrativo II, se realizó un estudio sobre las técnicas de enfriamiento de procesadores mediante sistemas de refrigeración líquida y inmersión de las placas <text:span text:style-name="T2">en aceite mineral dieléctrico para profundizar en las ventajas e inconvenientes de estos sistemas de refrigeración que comienzan a tomar fuerza en la actualidad.</text:span></text:p>
      <text:p text:style-name="P4">En contraposición a los tradicionales sistemas de enfriamiento mediante ventiladores de aire, los sistemas de refrigeración líquida, mediante agua, presentan un calor específico más alto y una mejor conductividad térmica, gracias a la cual puede transferir el calor de forma más eficiente y a mayores distnacias (http://www.chw.net/2007/03/distintos-tipos-de-refrigeracion/). Por su parte, <text:span text:style-name="T3">en </text:span>la refrigeración mediante inmersión <text:span text:style-name="T3">el procesador se enfría por el intercambio de calor entre sus partes, el líquido refrigerante y el aire ambiente.</text:span></text:p>
      <text:p text:style-name="P5">En el momento de realización del estudio, no existían datos disponibles sobre la eficiencia de estos sistemas de refrigeración, aunque se comentaba que los sistemas de refrigeración líquida presentaban una clara desventaja económica respecto a los sistemas tradicionales. El propósito de este estudio no era otro que poder proporciar sistemas de refrigeración más económicos para grandes grajas de ordenadores que los utilizados hasta el momento.</text:p>
      <text:p text:style-name="P5"/>
      <text:p text:style-name="P5"/>
      <text:p text:style-name="P5"/>
      <text:p text:style-name="P10">2. MÉTODO:</text:p>
      <text:p text:style-name="P5">Tanto en refrigeración por inmersión en aceite mineral dieléctrico como en refrigeración líquida se han utilizado los siguiente<text:span text:style-name="T4">s</text:span> componentes de un PC convencional. En este caso concreto, los PC's utilizados en los diferentes experimentos llevados a cabo provenían de equipos informáticos en desuso.</text:p>
      <text:p text:style-name="P5"><text:line-break/></text:p>
      <text:p text:style-name="P8"/>
      <table:table table:name="Tabla1" table:style-name="Tabla1">
        <table:table-column table:style-name="Tabla1.A"/>
        <table:table-column table:style-name="Tabla1.B"/>
        <table:table-column table:style-name="Tabla1.C"/>
        <table:table-row>
          <table:table-cell table:style-name="Tabla1.A1" office:value-type="string">
            <text:p text:style-name="P14">Componente</text:p>
          </table:table-cell>
          <table:table-cell table:style-name="Tabla1.A1" office:value-type="string">
            <text:p text:style-name="P14">Descripción</text:p>
          </table:table-cell>
          <table:table-cell table:style-name="Tabla1.C1" office:value-type="string">
            <text:p text:style-name="P14">Unidades por PC</text:p>
          </table:table-cell>
        </table:table-row>
        <table:table-row>
          <table:table-cell table:style-name="Tabla1.A2" office:value-type="string">
            <text:p text:style-name="P14">Procesador</text:p>
          </table:table-cell>
          <table:table-cell table:style-name="Tabla1.A2" office:value-type="string">
            <text:p text:style-name="P14">AMD Sempron(tm) Processor 3000+ , 64 bits.</text:p>
          </table:table-cell>
          <table:table-cell table:style-name="Tabla1.C2" office:value-type="string">
            <text:p text:style-name="P14">1</text:p>
          </table:table-cell>
        </table:table-row>
        <table:table-row>
          <table:table-cell table:style-name="Tabla1.A2" office:value-type="string">
            <text:p text:style-name="P14">Placa</text:p>
          </table:table-cell>
          <table:table-cell table:style-name="Tabla1.A2" office:value-type="string">
            <text:p text:style-name="P14">MS-7142</text:p>
          </table:table-cell>
          <table:table-cell table:style-name="Tabla1.C2" office:value-type="string">
            <text:p text:style-name="P14">1</text:p>
          </table:table-cell>
        </table:table-row>
        <table:table-row>
          <table:table-cell table:style-name="Tabla1.A2" office:value-type="string">
            <text:p text:style-name="P14">Memoria RAM</text:p>
          </table:table-cell>
          <table:table-cell table:style-name="Tabla1.A2" office:value-type="string">
            <text:p text:style-name="P14">DIMM, 512MB, 64 bits.</text:p>
          </table:table-cell>
          <table:table-cell table:style-name="Tabla1.C2" office:value-type="string">
            <text:p text:style-name="P14">2</text:p>
          </table:table-cell>
        </table:table-row>
        <table:table-row>
          <table:table-cell table:style-name="Tabla1.A2" office:value-type="string">
            <text:p text:style-name="P14">Disco Duro</text:p>
          </table:table-cell>
          <table:table-cell table:style-name="Tabla1.A2" office:value-type="string">
            <text:p text:style-name="P15">Seagate ATA Disk, ST3802110A, 80GB</text:p>
          </table:table-cell>
          <table:table-cell table:style-name="Tabla1.C2" office:value-type="string">
            <text:p text:style-name="P15">1</text:p>
          </table:table-cell>
        </table:table-row>
      </table:table>
      <text:p text:style-name="P13">Tabla 1 – Componentes utilizados para definir cada PC.</text:p>
      <text:p text:style-name="P6"/>
      <text:p text:style-name="P18">2.1. REFRIGERACIÓN LÍQUIDA:</text:p>
      <text:p text:style-name="P6"/>
      <text:p text:style-name="P7"/>
      <text:p text:style-name="P19">2.2. REFRIGERACIÓN POR INMERSIÓ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Arial1" svg:font-family="Arial" style:font-adornments="Negrita" style:font-family-generic="swiss"/>
    <style:font-face style:name="Arial" svg:font-family="Arial"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extos" style:family="paragraph" style:default-outline-level="" style:list-style-name="" style:master-page-name="">
      <style:paragraph-properties fo:margin-left="0cm" fo:margin-right="0cm" fo:text-align="justify" style:justify-single-word="false" fo:text-indent="0.499cm" style:auto-text-indent="false" style:page-number="auto"/>
      <style:text-properties style:font-name="Arial" fo:font-family="Arial" style:font-style-name="Normal" style:font-family-generic="swiss"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Nivel_20_2" style:display-name="Nivel 2" style:family="paragraph" style:parent-style-name="Standard" style:next-style-name="Textos" style:master-page-name="">
      <style:paragraph-properties fo:margin-left="0cm" fo:margin-right="0cm" fo:text-indent="0.499cm" style:auto-text-indent="false" style:page-number="auto"/>
      <style:text-properties style:font-name="Arial" fo:font-family="Arial" style:font-style-name="Normal" style:font-family-generic="swiss" fo:font-size="13pt" fo:font-weight="bold" style:font-size-asian="10.5pt"/>
    </style:style>
    <style:style style:name="Nivel_20_1" style:display-name="Nivel 1" style:family="paragraph" style:next-style-name="Textos" style:master-page-name="">
      <style:paragraph-properties style:page-number="auto"/>
      <style:text-properties style:font-name="Arial1" fo:font-family="Arial" style:font-style-name="Negrita" style:font-family-generic="swiss" fo:font-size="14pt" fo:font-weight="bold" style:font-size-asian="10.5pt"/>
    </style:style>
    <style:style style:name="Cuerpo_20_Resumen" style:display-name="Cuerpo Resumen" style:family="paragraph" style:next-style-name="Textos" style:master-page-name="">
      <style:paragraph-properties fo:margin-left="1.199cm" fo:margin-right="1.199cm" fo:text-align="justify" style:justify-single-word="false" fo:text-indent="0cm" style:auto-text-indent="false" style:page-number="auto"/>
      <style:text-properties style:font-name="Arial" fo:font-family="Arial" style:font-style-name="Normal" style:font-family-generic="swiss" fo:font-size="10pt" style:font-size-asian="10.5pt"/>
    </style:style>
    <style:style style:name="Resumen" style:family="paragraph" style:next-style-name="Cuerpo_20_Resumen" style:master-page-name="">
      <style:paragraph-properties fo:margin-left="1.199cm" fo:margin-right="1.199cm" fo:text-align="justify" style:justify-single-word="false" fo:text-indent="0cm" style:auto-text-indent="false" style:page-number="auto"/>
      <style:text-properties style:font-name="Arial1" fo:font-family="Arial" style:font-style-name="Negrita" style:font-family-generic="swiss" fo:font-size="11.5pt" fo:font-weight="bold" style:font-size-asian="10.5pt"/>
    </style:style>
    <style:style style:name="Autores" style:family="paragraph" style:next-style-name="Resumen" style:master-page-name="">
      <style:paragraph-properties fo:text-align="center" style:justify-single-word="false" style:page-number="auto"/>
      <style:text-properties style:font-name="Arial" fo:font-family="Arial" style:font-style-name="Normal" style:font-family-generic="swiss" fo:font-size="11pt" style:font-size-asian="10.5pt"/>
    </style:style>
    <style:style style:name="Autores_20_Nombre" style:display-name="Autores Nombre" style:family="paragraph" style:parent-style-name="Standard" style:next-style-name="Autores" style:master-page-name="">
      <style:paragraph-properties fo:text-align="center" style:justify-single-word="false" style:page-number="auto"/>
      <style:text-properties style:font-name="Arial1" fo:font-family="Arial" style:font-style-name="Negrita" style:font-family-generic="swiss" fo:font-size="11pt" fo:font-weight="bold" style:font-size-asian="10.5pt"/>
    </style:style>
    <style:style style:name="Titulo" style:family="paragraph" style:next-style-name="Autores_20_Nombre" style:master-page-name="">
      <style:paragraph-properties fo:text-align="center" style:justify-single-word="false" style:page-number="auto"/>
      <style:text-properties style:font-name="Arial1" fo:font-family="Arial" style:font-style-name="Negrita" style:font-family-generic="swiss" fo:font-size="16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PieTablaIlustraciones" style:family="paragraph" style:next-style-name="Textos" style:master-page-name="">
      <style:paragraph-properties fo:text-align="center" style:justify-single-word="false" style:page-number="auto"/>
      <style:text-properties fo:color="#333333" style:font-name="Arial" fo:font-family="Arial" style:font-style-name="Normal" style:font-family-generic="swiss" fo:font-size="9pt"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a </meta:initial-creator>
    <meta:creation-date>2014-07-03T10:54:15.284895575</meta:creation-date>
    <meta:generator>LibreOffice/4.2.4.2$Linux_X86_64 LibreOffice_project/63150712c6d317d27ce2db16eb94c2f3d7b699f8</meta:generator>
    <dc:date>2014-07-03T14:26:10.549050038</dc:date>
    <dc:creator>Silvia </dc:creator>
    <meta:editing-duration>PT1H13M30S</meta:editing-duration>
    <meta:editing-cycles>3</meta:editing-cycles>
    <meta:document-statistic meta:table-count="1" meta:image-count="0" meta:object-count="0" meta:page-count="2" meta:paragraph-count="36" meta:word-count="350" meta:character-count="2376" meta:non-whitespace-character-count="2057"/>
  </office:meta>
</office:document-meta>
</file>